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style:keep-together="true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018cm solid #ff0000" fo:border-right="none" fo:border-top="0.018cm solid #ff0000" fo:border-bottom="0.018cm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018cm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018cm solid #808080" style:writing-mode="lr-tb"/>
    </style:style>
    <style:style style:name="Tabla2" style:family="table">
      <style:table-properties style:width="17.946cm" fo:margin-left="-0.208cm" fo:margin-right="0.048cm" table:align="margins" style:writing-mode="lr-tb"/>
    </style:style>
    <style:style style:name="Tabla2.A" style:family="table-column">
      <style:table-column-properties style:column-width="17.946cm" style:rel-column-width="1017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969cm" fo:margin-left="-0.208cm" fo:margin-right="0.025cm" table:align="margins" style:writing-mode="lr-tb"/>
    </style:style>
    <style:style style:name="Tabla3.A" style:family="table-column">
      <style:table-column-properties style:column-width="17.969cm" style:rel-column-width="10187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8.015cm" fo:margin-left="-0.208cm" fo:margin-right="-0.021cm" table:align="margins" style:writing-mode="lr-tb"/>
    </style:style>
    <style:style style:name="Tabla4.A" style:family="table-column">
      <style:table-column-properties style:column-width="18.015cm" style:rel-column-width="10213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854cm" fo:margin-left="-0.208cm" fo:margin-right="0.069cm" table:align="margins" style:writing-mode="lr-tb"/>
    </style:style>
    <style:style style:name="Tabla5.A" style:family="table-column">
      <style:table-column-properties style:column-width="17.854cm" style:rel-column-width="10122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" style:family="table">
      <style:table-properties style:width="17.969cm" fo:margin-left="-0.208cm" fo:margin-right="-0.046cm" table:align="margins" style:writing-mode="lr-tb"/>
    </style:style>
    <style:style style:name="Tabla6.A" style:family="table-column">
      <style:table-column-properties style:column-width="17.969cm" style:rel-column-width="10187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" style:family="table">
      <style:table-properties style:width="17.969cm" fo:margin-left="-0.208cm" fo:margin-right="-0.046cm" table:align="margins" style:writing-mode="lr-tb"/>
    </style:style>
    <style:style style:name="Tabla7.A" style:family="table-column">
      <style:table-column-properties style:column-width="17.969cm" style:rel-column-width="10187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" style:family="table">
      <style:table-properties style:width="17.854cm" fo:margin-left="-0.208cm" fo:margin-right="0.069cm" table:align="margins" style:writing-mode="lr-tb"/>
    </style:style>
    <style:style style:name="Tabla8.A" style:family="table-column">
      <style:table-column-properties style:column-width="17.854cm" style:rel-column-width="10122*"/>
    </style:style>
    <style:style style:name="Tabla8.1" style:family="table-row">
      <style:table-row-properties style:min-row-height="0.981cm"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" style:family="table">
      <style:table-properties style:width="17.923cm" table:align="left" style:writing-mode="lr-tb"/>
    </style:style>
    <style:style style:name="Tabla9.A" style:family="table-column">
      <style:table-column-properties style:column-width="17.923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Tabla11" style:family="table">
      <style:table-properties style:width="17.9cm" fo:margin-left="-0.191cm" fo:margin-right="0.005cm" table:align="margins" style:writing-mode="lr-tb"/>
    </style:style>
    <style:style style:name="Tabla11.A" style:family="table-column">
      <style:table-column-properties style:column-width="17.9cm" style:rel-column-width="10148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fo:orphans="2" fo:widows="2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.212cm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19" style:family="paragraph" style:parent-style-name="Standard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0"/>
      <style:text-properties fo:color="#ff0000" fo:language="es" fo:country="ES" fo:font-weight="bold" style:font-name-asian="Calibri" style:font-weight-asian="bold" style:font-name-complex="Calibri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/>
    </style:style>
    <style:style style:name="P22" style:family="paragraph" style:parent-style-name="Standard">
      <style:paragraph-properties fo:margin-left="0.635cm" fo:margin-right="0cm" fo:text-indent="0cm" style:auto-text-indent="false"/>
    </style:style>
    <style:style style:name="P23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4" style:family="paragraph" style:parent-style-name="Standard" style:master-page-name="">
      <style:paragraph-properties fo:margin-left="0.635cm" fo:margin-right="0cm" fo:text-align="justify" style:justify-single-word="false" fo:orphans="0" fo:widows="0" fo:hyphenation-ladder-count="no-limit" fo:text-indent="0cm" style:auto-text-indent="false" style:page-number="auto" style:writing-mode="lr-tb">
        <style:tab-stops/>
      </style:paragraph-properties>
      <style:text-properties fo:hyphenate="false" fo:hyphenation-remain-char-count="2" fo:hyphenation-push-char-count="2"/>
    </style:style>
    <style:style style:name="P25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29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0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1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2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33" style:family="paragraph" style:parent-style-name="WW-Predeterminado">
      <style:paragraph-properties fo:line-height="110%"/>
      <style:text-properties style:font-name="Courier New" style:font-name-complex="Courier New"/>
    </style:style>
    <style:style style:name="P34" style:family="paragraph" style:parent-style-name="Párrafo_20_de_20_lista">
      <style:paragraph-properties fo:margin-left="0cm" fo:margin-right="0cm" fo:margin-top="0cm" fo:margin-bottom="0cm" fo:text-indent="0cm" style:auto-text-indent="false"/>
      <style:text-properties fo:language="es" fo:country="ES"/>
    </style:style>
    <style:style style:name="P35" style:family="paragraph" style:parent-style-name="WW-Predeterminado">
      <style:paragraph-properties fo:line-height="110%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36" style:family="paragraph" style:parent-style-name="Table">
      <style:paragraph-properties>
        <style:tab-stops/>
      </style:paragraph-properties>
      <style:text-properties fo:background-color="transparent"/>
    </style:style>
    <style:style style:name="P37" style:family="paragraph" style:parent-style-name="Table">
      <style:paragraph-properties fo:background-color="transparent">
        <style:tab-stops/>
        <style:background-image/>
      </style:paragraph-properties>
    </style:style>
    <style:style style:name="P38" style:family="paragraph" style:parent-style-name="Heading" style:list-style-name="WW8Num8">
      <style:text-properties fo:language="es" fo:country="ES"/>
    </style:style>
    <style:style style:name="P39" style:family="paragraph" style:parent-style-name="Heading">
      <style:text-properties fo:background-color="transparent"/>
    </style:style>
    <style:style style:name="P40" style:family="paragraph" style:parent-style-name="Lista_20_vistosa_20_-_20_Énfasis_20_1">
      <style:paragraph-properties fo:margin-left="0.635cm" fo:margin-right="0cm" fo:text-indent="0cm" style:auto-text-indent="false"/>
      <style:text-properties fo:background-color="transparent"/>
    </style:style>
    <style:style style:name="P41" style:family="paragraph" style:parent-style-name="Párrafo_20_de_20_lista" style:list-style-name="WW8Num8"/>
    <style:style style:name="P42" style:family="paragraph" style:parent-style-name="Párrafo_20_de_20_lista" style:list-style-name="WW8Num8">
      <style:paragraph-properties fo:margin-top="0.212cm" fo:margin-bottom="0cm"/>
    </style:style>
    <style:style style:name="P43" style:family="paragraph" style:parent-style-name="Párrafo_20_de_20_lista" style:list-style-name="WW8Num8">
      <style:paragraph-properties fo:margin-top="0.212cm" fo:margin-bottom="0cm"/>
      <style:text-properties fo:language="es" fo:country="ES" fo:font-weight="bold" fo:background-color="transparent" style:font-weight-asian="bold"/>
    </style:style>
    <style:style style:name="P44" style:family="paragraph" style:parent-style-name="Párrafo_20_de_20_lista">
      <style:paragraph-properties fo:margin-top="0.212cm" fo:margin-bottom="0cm"/>
      <style:text-properties fo:language="es" fo:country="ES" fo:background-color="transparent"/>
    </style:style>
    <style:style style:name="P45" style:family="paragraph" style:parent-style-name="Párrafo_20_de_20_lista" style:list-style-name="WW8Num8">
      <style:paragraph-properties fo:margin-top="0.212cm" fo:margin-bottom="0cm"/>
      <style:text-properties fo:language="es" fo:country="ES" fo:background-color="transparent"/>
    </style:style>
    <style:style style:name="P46" style:family="paragraph" style:parent-style-name="Párrafo_20_de_20_lista" style:list-style-name="WW8Num8">
      <style:paragraph-properties fo:margin-top="0.212cm" fo:margin-bottom="0cm"/>
      <style:text-properties fo:background-color="transparent"/>
    </style:style>
    <style:style style:name="P47" style:family="paragraph" style:parent-style-name="Párrafo_20_de_20_lista">
      <style:paragraph-properties fo:margin-left="0.635cm" fo:margin-right="0cm" fo:margin-top="0.212cm" fo:margin-bottom="0cm" fo:text-indent="0cm" style:auto-text-indent="false"/>
      <style:text-properties fo:language="es" fo:country="ES" fo:background-color="transparent"/>
    </style:style>
    <style:style style:name="P48" style:family="paragraph" style:parent-style-name="Párrafo_20_de_20_lista">
      <style:paragraph-properties fo:margin-left="0cm" fo:margin-right="0cm" fo:margin-top="0cm" fo:margin-bottom="0cm" fo:text-indent="0cm" style:auto-text-indent="false"/>
      <style:text-properties fo:language="es" fo:country="ES" fo:background-color="transparent"/>
    </style:style>
    <style:style style:name="P49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018cm solid #808080"/>
      <style:text-properties fo:language="es" fo:country="ES" fo:background-color="transparent"/>
    </style:style>
    <style:style style:name="P50" style:family="paragraph" style:parent-style-name="ParrafoNegro">
      <style:text-properties fo:background-color="transparent"/>
    </style:style>
    <style:style style:name="P51" style:family="paragraph" style:parent-style-name="Standard" style:list-style-name="WW8Num8">
      <style:paragraph-properties fo:margin-top="0.212cm" fo:margin-bottom="0cm" fo:orphans="2" fo:widows="2" fo:hyphenation-ladder-count="no-limit"/>
      <style:text-properties fo:hyphenate="true" fo:hyphenation-remain-char-count="2" fo:hyphenation-push-char-count="2"/>
    </style:style>
    <style:style style:name="P52" style:family="paragraph" style:parent-style-name="Standard">
      <style:paragraph-properties fo:margin-top="0.212cm" fo:margin-bottom="0cm" fo:orphans="2" fo:widows="2" fo:hyphenation-ladder-count="no-limit"/>
      <style:text-properties fo:language="es" fo:country="ES" fo:background-color="transparent" fo:hyphenate="true" fo:hyphenation-remain-char-count="2" fo:hyphenation-push-char-count="2"/>
    </style:style>
    <style:style style:name="P53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font-weight="bold" fo:background-color="transparent" style:font-weight-asian="bold" fo:hyphenate="true" fo:hyphenation-remain-char-count="2" fo:hyphenation-push-char-count="2"/>
    </style:style>
    <style:style style:name="P54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background-color="transparent" fo:hyphenate="true" fo:hyphenation-remain-char-count="2" fo:hyphenation-push-char-count="2"/>
    </style:style>
    <style:style style:name="P55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fo:background-color="transparent" style:font-weight-asian="bold"/>
    </style:style>
    <style:style style:name="P56" style:family="paragraph" style:parent-style-name="Standard">
      <style:paragraph-properties fo:margin-left="0.635cm" fo:margin-right="0cm" fo:text-indent="0cm" style:auto-text-indent="false"/>
      <style:text-properties fo:language="es" fo:country="ES" fo:background-color="transparent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fo:background-color="transparent" style:font-weight-asian="bold"/>
    </style:style>
    <style:style style:name="T5" style:family="text">
      <style:text-properties fo:language="es" fo:country="ES" fo:font-weight="bold" fo:background-color="transparent" style:font-weight-asian="bold" style:font-weight-complex="bold"/>
    </style:style>
    <style:style style:name="T6" style:family="text">
      <style:text-properties fo:language="es" fo:country="ES" fo:font-weight="bold" style:font-weight-asian="bold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language="es" fo:country="ES" fo:font-weight="bold" fo:background-color="#ffff00" style:font-weight-asian="bold"/>
    </style:style>
    <style:style style:name="T9" style:family="text">
      <style:text-properties fo:language="es" fo:country="ES" fo:font-weight="bold" fo:background-color="#ffff00" style:font-weight-asian="bold" style:font-weight-complex="bold"/>
    </style:style>
    <style:style style:name="T10" style:family="text">
      <style:text-properties fo:language="es" fo:country="ES" fo:font-style="italic" fo:background-color="transparent" style:font-style-asian="italic"/>
    </style:style>
    <style:style style:name="T11" style:family="text">
      <style:text-properties fo:language="es" fo:country="ES" fo:font-style="italic" fo:background-color="transparent" style:font-style-asian="italic" style:font-style-complex="italic"/>
    </style:style>
    <style:style style:name="T12" style:family="text">
      <style:text-properties fo:language="es" fo:country="ES" fo:font-style="italic" fo:background-color="transparent" style:language-asian="en" style:country-asian="US" style:font-style-asian="italic" style:font-style-complex="italic"/>
    </style:style>
    <style:style style:name="T13" style:family="text">
      <style:text-properties fo:language="es" fo:country="ES" fo:font-style="italic" style:font-style-asian="italic"/>
    </style:style>
    <style:style style:name="T14" style:family="text">
      <style:text-properties fo:language="es" fo:country="ES" fo:font-style="italic" style:font-style-asian="italic" style:font-style-complex="italic"/>
    </style:style>
    <style:style style:name="T15" style:family="text">
      <style:text-properties fo:language="es" fo:country="ES" fo:font-style="italic" style:language-asian="en" style:country-asian="US" style:font-style-asian="italic" style:font-style-complex="italic"/>
    </style:style>
    <style:style style:name="T16" style:family="text">
      <style:text-properties fo:language="es" fo:country="ES" fo:font-style="italic" fo:background-color="#ffff00" style:font-style-asian="italic"/>
    </style:style>
    <style:style style:name="T17" style:family="text">
      <style:text-properties fo:language="es" fo:country="ES" fo:font-style="italic" fo:background-color="#ffff00" style:font-style-asian="italic" style:font-style-complex="italic"/>
    </style:style>
    <style:style style:name="T18" style:family="text">
      <style:text-properties fo:language="es" fo:country="ES" fo:font-style="italic" fo:background-color="#ffff00" style:language-asian="en" style:country-asian="US" style:font-style-asian="italic" style:font-style-complex="italic"/>
    </style:style>
    <style:style style:name="T19" style:family="text">
      <style:text-properties fo:language="es" fo:country="ES" style:font-name-asian="Calibri" style:font-name-complex="Calibri"/>
    </style:style>
    <style:style style:name="T20" style:family="text">
      <style:text-properties fo:language="es" fo:country="ES" fo:background-color="transparent"/>
    </style:style>
    <style:style style:name="T21" style:family="text">
      <style:text-properties fo:language="es" fo:country="ES" fo:background-color="transparent" style:language-asian="en" style:country-asian="US"/>
    </style:style>
    <style:style style:name="T22" style:family="text">
      <style:text-properties fo:language="es" fo:country="ES" fo:background-color="#ffff00"/>
    </style:style>
    <style:style style:name="T23" style:family="text">
      <style:text-properties fo:language="es" fo:country="ES" fo:background-color="#ffff00" style:language-asian="en" style:country-asian="US"/>
    </style:style>
    <style:style style:name="T24" style:family="text">
      <style:text-properties fo:language="es" fo:country="ES" style:language-asian="en" style:country-asian="US"/>
    </style:style>
    <style:style style:name="T25" style:family="text">
      <style:text-properties style:font-name="Courier New" fo:font-size="10pt" fo:language="es" fo:country="ES" fo:background-color="transparent" style:font-size-asian="10pt" style:font-name-complex="Courier New" style:font-size-complex="10pt"/>
    </style:style>
    <style:style style:name="T26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27" style:family="text">
      <style:text-properties style:font-name="Courier New" fo:font-size="10pt" fo:language="es" fo:country="ES" fo:background-color="#ffff00" style:font-size-asian="10pt" style:font-name-complex="Courier New" style:font-size-complex="10pt"/>
    </style:style>
    <style:style style:name="T28" style:family="text">
      <style:text-properties fo:font-size="10pt" fo:language="es" fo:country="ES" fo:font-weight="bold" style:font-size-asian="10pt" style:font-weight-asian="bold"/>
    </style:style>
    <style:style style:name="T29" style:family="text">
      <style:text-properties fo:font-size="10pt" fo:language="es" fo:country="ES" fo:background-color="transparent" style:font-size-asian="10pt" style:font-size-complex="10pt"/>
    </style:style>
    <style:style style:name="T30" style:family="text">
      <style:text-properties fo:font-size="10pt" fo:language="es" fo:country="ES" style:font-size-asian="10pt" style:font-size-complex="10pt"/>
    </style:style>
    <style:style style:name="T31" style:family="text">
      <style:text-properties fo:font-size="10pt" fo:language="es" fo:country="ES" fo:background-color="#ffff00" style:font-size-asian="10pt" style:font-size-complex="10pt"/>
    </style:style>
    <style:style style:name="T32" style:family="text">
      <style:text-properties fo:font-size="10pt" fo:background-color="transparent" style:font-size-asian="10pt" style:font-size-complex="10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style:font-size-asian="10pt" style:font-size-complex="10pt" style:font-weight-complex="bold"/>
    </style:style>
    <style:style style:name="T35" style:family="text">
      <style:text-properties fo:font-size="10pt" fo:background-color="#ffff00" style:font-size-asian="10pt" style:font-size-complex="10pt"/>
    </style:style>
    <style:style style:name="T36" style:family="text">
      <style:text-properties style:font-name="Calibri" fo:font-size="11pt" fo:background-color="transparent" style:font-name-asian="+mn-ea" style:font-size-asian="11pt" style:font-name-complex="Calibri"/>
    </style:style>
    <style:style style:name="T37" style:family="text">
      <style:text-properties style:font-name="Calibri" fo:font-size="11pt" style:font-name-asian="+mn-ea" style:font-size-asian="11pt" style:font-name-complex="Calibri"/>
    </style:style>
    <style:style style:name="T38" style:family="text">
      <style:text-properties style:font-name="Calibri" fo:font-size="11pt" fo:background-color="#ffff00" style:font-name-asian="+mn-ea" style:font-size-asian="11pt" style:font-name-complex="Calibri"/>
    </style:style>
    <style:style style:name="T39" style:family="text">
      <style:text-properties style:font-name="Calibri" fo:background-color="transparent" style:font-name-asian="+mn-ea" style:font-name-complex="Calibri"/>
    </style:style>
    <style:style style:name="T40" style:family="text">
      <style:text-properties style:font-name="Calibri" style:font-name-asian="+mn-ea" style:font-name-complex="Calibri"/>
    </style:style>
    <style:style style:name="T41" style:family="text">
      <style:text-properties style:font-name="Calibri" fo:background-color="#ffff00" style:font-name-asian="+mn-ea" style:font-name-complex="Calibri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fo:background-color="#ffff00" style:font-weight-asian="normal" style:font-weight-complex="normal"/>
    </style:style>
    <style:style style:name="T44" style:family="text">
      <style:text-properties fo:font-weight="normal" fo:background-color="transparent" style:font-weight-asian="normal" style:font-weight-complex="normal"/>
    </style:style>
    <style:style style:name="T45" style:family="text">
      <style:text-properties style:font-name="Liberation serif1" fo:font-size="11pt" fo:language="es" fo:country="ES"/>
    </style:style>
    <style:style style:name="T46" style:family="text">
      <style:text-properties style:font-name="Liberation serif1" fo:font-size="11pt" fo:language="es" fo:country="ES" fo:background-color="transparent"/>
    </style:style>
    <style:style style:name="T47" style:family="text">
      <style:text-properties style:font-name="Liberation serif1" fo:font-size="11pt" fo:language="es" fo:country="ES" fo:background-color="#ffff00"/>
    </style:style>
    <style:style style:name="T48" style:family="text">
      <style:text-properties fo:color="#111111"/>
    </style:style>
    <style:style style:name="T49" style:family="text">
      <style:text-properties fo:color="#111111" fo:background-color="transparent"/>
    </style:style>
    <style:style style:name="T50" style:family="text">
      <style:text-properties fo:color="#111111" fo:background-color="#ffff00"/>
    </style:style>
    <style:style style:name="T51" style:family="text">
      <style:text-properties fo:font-size="11pt" fo:language="es" fo:country="ES" fo:background-color="transparent" style:font-size-asian="11pt" style:font-size-complex="11pt"/>
    </style:style>
    <style:style style:name="T52" style:family="text">
      <style:text-properties fo:font-size="11pt" fo:language="es" fo:country="ES" style:font-size-asian="11pt" style:font-size-complex="11pt"/>
    </style:style>
    <style:style style:name="T53" style:family="text">
      <style:text-properties fo:font-size="11pt" fo:language="es" fo:country="ES" fo:background-color="#ffff00" style:font-size-asian="11pt" style:font-size-complex="11pt"/>
    </style:style>
    <style:style style:name="T54" style:family="text">
      <style:text-properties fo:background-color="transparent"/>
    </style:style>
    <style:style style:name="T55" style:family="text">
      <style:text-properties fo:background-color="transparent" style:font-name-asian="+mn-ea"/>
    </style:style>
    <style:style style:name="T56" style:family="text">
      <style:text-properties fo:background-color="transparent" style:font-size-complex="10pt"/>
    </style:style>
    <style:style style:name="T57" style:family="text">
      <style:text-properties fo:background-color="#ffff00"/>
    </style:style>
    <style:style style:name="T58" style:family="text">
      <style:text-properties fo:background-color="#ffff00" style:font-name-asian="+mn-ea"/>
    </style:style>
    <style:style style:name="T59" style:family="text">
      <style:text-properties fo:background-color="#ffff00" style:font-size-complex="10pt"/>
    </style:style>
    <style:style style:name="T60" style:family="text">
      <style:text-properties style:font-name-asian="+mn-ea"/>
    </style:style>
    <style:style style:name="T61" style:family="text">
      <style:text-properties style:font-size-complex="10pt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background-color="#ffff00"/>
    </style:style>
    <style:style style:name="T64" style:family="text">
      <style:text-properties style:use-window-font-color="true" fo:background-color="transparent"/>
    </style:style>
    <style:style style:name="T65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18">Grado Ing. Inform.</text:p>
            <text:p text:style-name="P18">Doble Grado Ing. Inform. y Mat.</text:p>
          </table:table-cell>
          <table:table-cell table:style-name="Tabla1.B1" office:value-type="string">
            <text:p text:style-name="P16"/>
          </table:table-cell>
          <table:table-cell table:style-name="Tabla1.C1" office:value-type="string">
            <text:p text:style-name="P17">Arquitectura de Computadores (AC)</text:p>
            <text:p text:style-name="P15">Cuaderno de prácticas. </text:p>
            <text:p text:style-name="P3">Bloque Práctico 1. Programación paralela I: Directivas OpenMP</text:p>
            <text:p text:style-name="P19">Estudiante (nombre y apellidos): </text:p>
            <text:p text:style-name="P4">Grupo de prácticas y profesor de prácticas:</text:p>
            <text:p text:style-name="P5">Fecha de entrega: </text:p>
            <text:p text:style-name="P5">Fecha evaluación en clase: </text:p>
          </table:table-cell>
        </table:table-row>
      </table:table>
      <text:p text:style-name="P20"><text:s/></text:p>
      <text:p text:style-name="P21"><text:span text:style-name="Fuente_20_de_20_párrafo_20_predeter."><text:span text:style-name="T44">Antes de comenzar a realizar el trabajo de este cuaderno consultar el fichero con los normas de prácticas que se encuentra en SWAD</text:span></text:span></text:p>
      <text:list xml:id="list2678969916332365237" text:style-name="WW8Num8">
        <text:list-header>
          <text:p text:style-name="P38"><text:span text:style-name="Fuente_20_de_20_párrafo_20_predeter."><text:span text:style-name="T49">Ejercicios basados en los ejemplos del seminario práctico</text:span></text:span></text:p>
        </text:list-header>
        <text:list-item>
          <text:p text:style-name="P51"><text:span text:style-name="T20">Usar la directiva </text:span><text:span text:style-name="codigo"><text:span text:style-name="T55">parallel</text:span></text:span><text:span text:style-name="T20"> combinada con directivas de trabajo compartido en los ejemplos </text:span><text:span text:style-name="codigo"><text:span text:style-name="T54">bucle-for.c </text:span></text:span><text:span text:style-name="T20">y </text:span><text:span text:style-name="codigo"><text:span text:style-name="T54">sections.c</text:span></text:span><text:span text:style-name="T20"> del seminario. Incorporar el código fuente resultante al cuaderno de prácticas.</text:span></text:p>
        </text:list-item>
      </text:list>
      <text:p text:style-name="P54"/>
      <text:p text:style-name="P24"><text:span text:style-name="PalabraNegro"><text:span text:style-name="T4">RESPUESTA</text:span></text:span><text:span text:style-name="PalabraNegro"><text:span text:style-name="T20">: </text:span></text:span><text:span text:style-name="PalabraNegro"><text:span text:style-name="T51">Captura que muestre el </text:span></text:span><text:span text:style-name="Palabra"><text:span text:style-name="T20">código fuente</text:span></text:span><text:span text:style-name="T20"> </text:span><text:span text:style-name="codigo"><text:span text:style-name="T54">bucle-forModificado.c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3"><text:span text:style-name="codigo"><text:span text:style-name="T56"/></text:span></text:p>
          </table:table-cell>
        </table:table-row>
      </table:table>
      <text:p text:style-name="P55"/>
      <text:p text:style-name="P22"><text:span text:style-name="PalabraNegro"><text:span text:style-name="T4">RESPUESTA</text:span></text:span><text:span text:style-name="PalabraNegro"><text:span text:style-name="T20">: </text:span></text:span><text:span text:style-name="T20">Captura que muestre el código fuente </text:span><text:span text:style-name="codigo"><text:span text:style-name="T54">sectionsModificado.c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3"><text:span text:style-name="codigo"><text:span text:style-name="T32"/></text:span></text:p>
          </table:table-cell>
        </table:table-row>
      </table:table>
      <text:p text:style-name="P54"/>
      <text:list xml:id="list42548264" text:continue-numbering="true" text:style-name="WW8Num8">
        <text:list-item>
          <text:p text:style-name="P51"><text:span text:style-name="T20">Imprimir los resultados del programa </text:span><text:span text:style-name="codigo"><text:span text:style-name="T54">single.c</text:span></text:span><text:span text:style-name="T20"> usando una directiva </text:span><text:span text:style-name="codigo"><text:span text:style-name="T55">single</text:span></text:span><text:span text:style-name="T20"> dentro de la construcción </text:span><text:span text:style-name="codigo"><text:span text:style-name="T55">parallel</text:span></text:span><text:span text:style-name="codigo"><text:span text:style-name="T36"> </text:span></text:span><text:span text:style-name="T54">en lugar de imprimirlos</text:span><text:span text:style-name="codigo"><text:span text:style-name="T36"> </text:span></text:span><text:span text:style-name="T54">fuera de la región</text:span><text:span text:style-name="codigo"><text:span text:style-name="T39"> </text:span></text:span><text:span text:style-name="codigo"><text:span text:style-name="T55">parallel</text:span></text:span><text:span text:style-name="T20">. Añadir lo necesario, dentro de la nueva directiva </text:span><text:span text:style-name="codigo"><text:span text:style-name="T54">single</text:span></text:span><text:span text:style-name="T20"> incorporada, para que se imprima el identificador del thread que ejecuta el bloque estructurado de la directiva </text:span><text:span text:style-name="codigo"><text:span text:style-name="T54">single</text:span></text:span><text:span text:style-name="T20">. Incorpore en su cuaderno de trabajo el código fuente y volcados de pantalla con los resultados de ejecución obtenidos.</text:span></text:p>
        </text:list-item>
      </text:list>
      <text:p text:style-name="P23"><text:span text:style-name="PalabraNegro"><text:span text:style-name="T4">RESPUESTA</text:span></text:span><text:span text:style-name="PalabraNegro"><text:span text:style-name="T20">:</text:span></text:span><text:span text:style-name="T20"> </text:span><text:span text:style-name="Palabra"><text:span text:style-name="T20">Captura que muestre el código fuente</text:span></text:span><text:span text:style-name="T20"> </text:span><text:span text:style-name="T25">single</text:span><text:span text:style-name="codigo"><text:span text:style-name="T54">Modificado.c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3"><text:span text:style-name="codigo"><text:span text:style-name="T56"/></text:span></text:p>
          </table:table-cell>
        </table:table-row>
      </table:table>
      <text:p text:style-name="P50">CAPTURAS DE PANTALLA:</text:p>
      <text:p text:style-name="P52"/>
      <text:p text:style-name="P52"/>
      <text:p text:style-name="P13"><text:span text:style-name="codigo"><text:span text:style-name="T54"/></text:span></text:p>
      <text:p text:style-name="P52"/>
      <text:list xml:id="list42548621" text:continue-numbering="true" text:style-name="WW8Num8">
        <text:list-item>
          <text:p text:style-name="P51"><text:span text:style-name="T20">Imprimir los resultados del programa </text:span><text:span text:style-name="codigo"><text:span text:style-name="T54">single.c</text:span></text:span><text:span text:style-name="T20"> usando una directiva </text:span><text:span text:style-name="codigo"><text:span text:style-name="T55">master</text:span></text:span><text:span text:style-name="T20"> dentro de la construcción </text:span><text:span text:style-name="codigo"><text:span text:style-name="T55">parallel</text:span></text:span><text:span text:style-name="codigo"><text:span text:style-name="T36"> en lugar de imprimirlos fuera de la región</text:span></text:span><text:span text:style-name="codigo"><text:span text:style-name="T55"> parallel</text:span></text:span><text:span text:style-name="T20">. Añadir lo necesario, dentro de la nueva directiva </text:span><text:span text:style-name="codigo"><text:span text:style-name="T54">master</text:span></text:span><text:span text:style-name="T20"> incorporada, para que se imprima el identificador del thread que ejecuta el bloque estructurado de la directiva </text:span><text:span text:style-name="codigo"><text:span text:style-name="T54">master</text:span></text:span><text:span text:style-name="T20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3"><text:span text:style-name="T4">RESPUESTA</text:span><text:span text:style-name="T20">: </text:span><text:span text:style-name="Palabra"><text:span text:style-name="T20">Captura que muestre el código fuente</text:span></text:span><text:span text:style-name="T20"> </text:span><text:span text:style-name="T25">single</text:span><text:span text:style-name="codigo"><text:span text:style-name="T56">Modificado2</text:span></text:span><text:span text:style-name="codigo"><text:span text:style-name="T54">.c</text:span></text:span></text:p>
      <text:p text:style-name="P56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33"><text:span text:style-name="codigo"><text:span text:style-name="T32"/></text:span></text:p>
          </table:table-cell>
        </table:table-row>
      </table:table>
      <text:p text:style-name="P50">CAPTURAS DE PANTALLA:</text:p>
      <text:p text:style-name="P54"/>
      <text:p text:style-name="P54"/>
      <text:p text:style-name="P50">RESPUESTA A LA PREGUNTA:</text:p>
      <text:p text:style-name="P54"/>
      <text:list xml:id="list42567342" text:continue-numbering="true" text:style-name="WW8Num8">
        <text:list-item>
          <text:p text:style-name="P41"><text:span text:style-name="T20">¿Por qué si se elimina directiva </text:span><text:span text:style-name="codigo"><text:span text:style-name="T55">barrier</text:span></text:span><text:span text:style-name="T20"> en el ejemplo </text:span><text:span text:style-name="codigo"><text:span text:style-name="T54">master.c</text:span></text:span><text:span text:style-name="T20"> la suma que se calcula e imprime no siempre es correcta? Responda razonadamente.</text:span></text:p>
        </text:list-item>
      </text:list>
      <text:p text:style-name="P50"><text:span text:style-name="T2">RESPUESTA</text:span>:</text:p>
      <text:h text:style-name="P49" text:outline-level="3" text:is-list-header="true"/>
      <text:p text:style-name="P39"><text:s text:c="6"/>Resto de ejercicios</text:p>
      <text:list xml:id="list42545742" text:continue-numbering="true" text:style-name="WW8Num8">
        <text:list-item>
          <text:p text:style-name="P42"><text:span text:style-name="T20">El programa secuencial C del Listado 1 calcula la suma de dos vectores (v3 = v1 + v2; <text:s/>v3(i) = v1(i) + v2(i), <text:s/>i=0,…N-1). Generar el ejecutable del programa del </text:span><text:span text:style-name="T46">Listado 1</text:span><text:span text:style-name="T20"> para </text:span><text:span text:style-name="T4">vectores globales</text:span><text:span text:style-name="T20">. Usar </text:span><text:span text:style-name="codigo"><text:span text:style-name="T54">time</text:span></text:span><text:span text:style-name="T20"> (Lección 3/ Tema 1) en la línea de comandos para obtener, en atcgrid, el tiempo de ejecución (</text:span><text:span text:style-name="T10">elapsed time</text:span><text:span text:style-name="T20">) y el tiempo de CPU del usuario y del sistema generado. Obtenga los tiempos para vectores con 10000000 componentes. ¿La suma de los tiempos de CPU del usuario y del sistema es menor, mayor o igual que el tiempo real (</text:span><text:span text:style-name="T11">elapsed</text:span><text:span text:style-name="T20">)? Justifique la respuesta. <text:s/></text:span></text:p>
        </text:list-item>
      </text:list>
      <text:p text:style-name="P50">CAPTURAS DE PANTALLA:</text:p>
      <text:p text:style-name="P47"/>
      <text:list xml:id="list42569108" text:continue-numbering="true" text:style-name="WW8Num8">
        <text:list-item>
          <text:p text:style-name="P42"><text:span text:style-name="T20">Generar el código ensamblador a partir del programa secuencial C del </text:span><text:span text:style-name="T46">Listado 1</text:span><text:span text:style-name="T20"> para </text:span><text:span text:style-name="T4">vectores globales</text:span><text:span text:style-name="T20"> (para generar el código ensamblador tiene que compilar usando </text:span><text:span text:style-name="codigo"><text:span text:style-name="T54">-S</text:span></text:span><text:span text:style-name="T20"> en lugar de </text:span><text:span text:style-name="codigo"><text:span text:style-name="T54">-o</text:span></text:span><text:span text:style-name="T20">). Utilice el fichero con el código fuente ensamblador generado y el fichero ejecutable generado en el ejercicio 5 para obtener para atcgrid los MIPS (</text:span><text:span text:style-name="T10">Millions of Instructions Per Second</text:span><text:span text:style-name="T20">) y los MFLOPS (</text:span><text:span text:style-name="T10">Millions of FLOating-point Per Second</text:span><text:span text:style-name="T20">) del código que obtiene la suma de vectores (código entre las funciones </text:span><text:span text:style-name="codigo"><text:span text:style-name="T54">clock_gettime()</text:span></text:span><text:span text:style-name="T20">); el cálculo se debe hacer para 10 y 10000000 componentes en los vectores (consulte la Lección 3/Tema1 AC). Razonar cómo se han obtenido los valores que se necesitan para calcular los MIPS y MFLOPS. Incorpore </text:span><text:span text:style-name="T5">el código ensamblador de la parte de la suma de vectores</text:span><text:span text:style-name="T20"> en el cuaderno.</text:span></text:p>
          <text:p text:style-name="P43"><text:span text:style-name="T34"><text:tab/>CAPTURAS DE PANTALLA</text:span><text:span text:style-name="T3"> </text:span><text:span text:style-name="T42">(que muestren la generación del código ensamblador y del código ejecutable, y la obtención de los tiempos de ejecución):</text:span></text:p>
        </text:list-item>
      </text:list>
      <text:p text:style-name="P53"/>
      <text:p text:style-name="P50">RESPUESTA: <text:span text:style-name="T42">cálculo de los MIPS y los MFLOPS</text:span></text:p>
      <text:p text:style-name="P50"><text:span text:style-name="T2">RESPUESTA: </text:span><text:span text:style-name="T42">Captura que muesre el código ensamblador generado de la parte de la suma de vectores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2"><text:span text:style-name="codigo"><text:span text:style-name="T54"/></text:span></text:p>
            <text:p text:style-name="P31"><text:span text:style-name="codigo"><text:span text:style-name="T54"/></text:span></text:p>
            <text:p text:style-name="P35"><text:s/></text:p>
          </table:table-cell>
        </table:table-row>
      </table:table>
      <text:p text:style-name="P47"/>
      <text:list xml:id="list42551232" text:continue-numbering="true" text:style-name="WW8Num8">
        <text:list-item>
          <text:p text:style-name="P42"><text:span text:style-name="T20">Implementar un programa en C con OpenMP, a partir del código del </text:span><text:span text:style-name="T46">Listado 1</text:span><text:span text:style-name="T20">, que calcule en paralelo la suma de dos vectores (v3 = v1 + v2; <text:s/>v3(i)=v1(i)+v2(i), <text:s/>i=0,…N-1) usando las directivas </text:span><text:span text:style-name="codigo"><text:span text:style-name="T54">parallel</text:span></text:span><text:span text:style-name="T20"> y </text:span><text:span text:style-name="codigo"><text:span text:style-name="T54">for</text:span></text:span><text:span text:style-name="T20">. Se debe paralelizar también las tareas asociadas a la inicialización de los vectores. Como en el código del </text:span><text:span text:style-name="T46">Listado 1</text:span><text:span text:style-name="T20"> se debe obtener el tiempo (</text:span><text:span text:style-name="T10">elapsed time</text:span><text:span text:style-name="T20">) que supone el cálculo de la suma. Para obtener este tiempo usar la función </text:span><text:span text:style-name="codigo"><text:span text:style-name="T54">omp_get_wtime()</text:span></text:span><text:span text:style-name="T5">, </text:span><text:span text:style-name="T20">que proporciona el estándar OpenMP, en lugar de </text:span><text:span text:style-name="codigo"><text:span text:style-name="T54">clock_gettime()</text:span></text:span><text:span text:style-name="T20">. </text:span><text:span text:style-name="T29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</text:span><text:soft-page-break/><text:span text:style-name="T29">tores y, al menos, el primer y último componente de v1, v2 y v3 (esto último evita que las optimizaciones del compilador eliminen el código de la suma).</text:span></text:p>
        </text:list-item>
      </text:list>
      <text:p text:style-name="P54"><text:span text:style-name="T2">RESPUESTA: </text:span>Captura que muestre el 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3"><text:span text:style-name="codigo"><text:span text:style-name="T56"/></text:span></text:p>
          </table:table-cell>
        </table:table-row>
      </table:table>
      <text:p text:style-name="P47"/>
      <text:p text:style-name="P50">(RECUERDE ADJUNTAR CÓDIGO FUENTE AL .ZIP)</text:p>
      <text:p text:style-name="P50">CAPTURAS DE PANTALLA (compilación y ejecución para N=8 y N=11):</text:p>
      <text:p text:style-name="P53"/>
      <text:p text:style-name="P47"/>
      <text:list xml:id="list42549762" text:continue-numbering="true" text:style-name="WW8Num8">
        <text:list-item>
          <text:p text:style-name="P42"><text:span text:style-name="T20">Implementar un programa en C con OpenMP, a partir del código del </text:span><text:span text:style-name="T46">Listado 1</text:span><text:span text:style-name="T20">, que calcule en paralelo la suma de dos vectores usando las </text:span><text:span text:style-name="codigo"><text:span text:style-name="T54">parallel</text:span></text:span><text:span text:style-name="T20"> y </text:span><text:span text:style-name="codigo"><text:span text:style-name="T54">sections/section</text:span></text:span><text:span text:style-name="T20"> (se debe aprovechar el paralelismo de datos usando estas directivas en lugar de la directiva </text:span><text:span text:style-name="codigo"><text:span text:style-name="T54">for</text:span></text:span><text:span text:style-name="T20">); es decir, hay que repartir el trabajo (tareas) entre varios threads usando <text:s/></text:span><text:span text:style-name="codigo"><text:span text:style-name="T54">sections/section.</text:span></text:span><text:span text:style-name="T20"> Se debe paralelizar también las tareas asociadas a la inicialización de los vectores. Para obtener este tiempo usar la función </text:span><text:span text:style-name="codigo"><text:span text:style-name="T54">omp_get_wtime() </text:span></text:span><text:span text:style-name="T20">en lugar de </text:span><text:span text:style-name="codigo"><text:span text:style-name="T54">clock_gettime()</text:span></text:span><text:span text:style-name="T20">. </text:span><text:span text:style-name="T29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54"><text:span text:style-name="T2">RESPUESTA: </text:span>Captura que muestre el 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3"><text:span text:style-name="codigo"><text:span text:style-name="T56"/></text:span></text:p>
          </table:table-cell>
        </table:table-row>
      </table:table>
      <text:p text:style-name="P47"/>
      <text:p text:style-name="P50">(RECUERDE ADJUNTAR CÓDIGO FUENTE AL .ZIP)</text:p>
      <text:p text:style-name="P50">CAPTURAS DE PANTALLA (compilación y ejecución para N=8 y N=11):</text:p>
      <text:p text:style-name="P53"/>
      <text:p text:style-name="P53"/>
      <text:list xml:id="list42562290" text:continue-numbering="true" text:style-name="WW8Num8">
        <text:list-item>
          <text:p text:style-name="P45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50">RESPUESTA:</text:p>
      <text:p text:style-name="P53"/>
      <text:list xml:id="list42562348" text:continue-numbering="true" text:style-name="WW8Num8">
        <text:list-item>
          <text:p text:style-name="P46"><text:span text:style-name="T19"><text:s/></text:span><text:span text:style-name="T3">Rellenar una tabla como la Tabla 2</text:span><text:span text:style-name="T3"><text:bookmark-ref text:reference-format="number" text:ref-name="_Ref347300391"/></text:span><text:span text:style-name="T3"> para atcgrid y otra para su PC con los tiempos de ejecución de los programas paralelos implementados en los ejercicios 7 y 8 y el programa secuencial del </text:span><text:span text:style-name="T45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 </text:span><text:span text:style-name="T3">(use el máximo número de cores físicos del computador que como máximo puede aprovechar el código, no use un número de threads superior al número de cores físicos)</text:span><text:span text:style-name="T3">. Represente en una gráfica los tres tiempos. NOTA: Nunca ejecute código que imprima todos los componentes del resultado cuando este número sea elevado.</text:span></text:p>
        </text:list-item>
      </text:list>
      <text:p text:style-name="P50"><text:span text:style-name="T2">RESPUESTA</text:span>:</text:p>
      <text:p text:style-name="P47"/>
      <text:p text:style-name="P44"><draw:frame draw:style-name="fr1" draw:name="Marco1" text:anchor-type="paragraph" svg:x="-0.007cm" svg:y="0.519cm" svg:width="17.949cm" draw:z-index="0"><draw:text-box fo:min-height="10.689cm"><table:table table:name="Tabla9" table:style-name="Tabla9"><table:table-column table:style-name="Tabla9.A"/><table:table-row table:style-name="Tabla9.1"><table:table-cell table:style-name="Tabla9.A1" office:value-type="string"><text:list xml:id="list3264649246689391177" text:style-name="WW8Num7"><text:list-header><text:p text:style-name="P37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<text:span text:style-name="T64">, que debe coincidir con el número de cores físicos del computador que como máximo puede aprovechar el código.</text:span></text:p></text:list-header></text:list></table:table-cell></table:table-row><table:table-row table:style-name="Tabla9.1"><table:table-cell table:style-name="Tabla9.A1" office:value-type="string"><text:p text:style-name="P34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28">T. paralelo (versión </text:span><text:span text:style-name="codigo">for</text:span><text:span text:style-name="T28">)</text:span></text:p><text:p text:style-name="P25">¿?threads/cores</text:p></table:table-cell><table:table-cell table:style-name="Tabla10.A1" office:value-type="string"><text:p text:style-name="P10"><text:span text:style-name="T28">T. paralelo (versión </text:span><text:span text:style-name="codigo">sections)</text:span></text:p><text:p text:style-name="P25">¿?threads/cores</text:p></table:table-cell></table:table-row><table:table-row table:style-name="Tabla10.1"><table:table-cell table:style-name="Tabla10.A2" office:value-type="string"><text:p text:style-name="P30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29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13107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52428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209715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838860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3355443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text:soft-page-break/></text:p>
      <text:list xml:id="list42574541" text:continue-list="list42562348" text:style-name="WW8Num8">
        <text:list-item>
          <text:p text:style-name="P42"><text:span text:style-name="T20">Rellenar una tabla como la </text:span><text:span text:style-name="T20"><text:bookmark-ref text:reference-format="number" text:ref-name="_Ref347671812"/></text:span><text:span text:style-name="T20"> Tabla 3 para atcgrid con el tiempo de ejecución, tiempo de CPU del usuario y tiempo CPU del sistema obtenidos con </text:span><text:span text:style-name="codigo"><text:span text:style-name="T54">time</text:span></text:span><text:span text:style-name="T20"> para el ejecutable del ejercicio 7 y <text:s/>para el programa secuencial del </text:span><text:span text:style-name="T46">Listado 1</text:span><text:span text:style-name="T20">. Ponga en la tabla el número de threads/cores que usan los códigos. </text:span><text:span text:style-name="T21">¿El tiempo de CPU que se obtiene es mayor o igual que el tiempo real (</text:span><text:span text:style-name="T12">elapsed</text:span><text:span text:style-name="T21">)? Justifique la respuesta.</text:span></text:p>
        </text:list-item>
      </text:list>
      <text:p text:style-name="P56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42567348" text:continue-list="list3264649246689391177" text:style-name="WW8Num7">
              <text:list-header>
                <text:p text:style-name="P36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8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26">Elapsed <text:s text:c="10"/>CPU-user <text:s text:c="8"/>CPU- sys</text:p></table:table-cell><table:table-cell table:style-name="Tabla12.A1" office:value-type="string"><text:p text:style-name="P10"><text:span text:style-name="T28">Tiempo paralelo/versión </text:span><text:span text:style-name="codigo">for</text:span></text:p><text:p text:style-name="P27">¿? Threads/cores</text:p><text:p text:style-name="P28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13107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52428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209715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838860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3355443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size="11pt" fo:language="es" fo:country="ES" style:font-name-asian="MS Mincho" style:font-size-asian="11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76cm" fo:margin-right="0cm" fo:margin-top="0.706cm" fo:margin-bottom="0.141cm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/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35cm solid #808080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18cm solid #808080"/>
      <style:text-properties fo:color="#337275" style:font-name="Calibri" fo:language="en" fo:country="US" style:font-name-asian="Times New Roman" style:font-name-complex="Calibri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018cm solid #c0c0c0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fo:text-align="justify" style:justify-single-word="false" fo:orphans="2" fo:widows="2" fo:hyphenation-ladder-count="no-limit"/>
      <style:text-properties fo:color="#337275"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fo:text-align="justify" style:justify-single-word="false" fo:orphans="2" fo:widows="2" fo:hyphenation-ladder-count="no-limit"/>
      <style:text-properties fo:color="#337275" style:font-name="Calibri" fo:font-size="11pt" fo:language="en" fo:country="US" fo:font-style="italic" style:font-name-asian="Times New Roman" style:font-size-asian="11pt" style:font-style-asian="italic" style:font-name-complex="Calibri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/>
    </style:style>
    <style:style style:name="Epígraf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="100%"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="100%"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size="10pt" fo:language="es" fo:country="ES" style:font-name-asian="MS Gothic" style:font-size-asian="10pt" style:font-name-complex="Times New Roman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="100%"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Liberation serif" fo:font-size="11pt" fo:language="en" fo:country="US" style:font-name-asian="Times New Roman" style:font-size-asian="11pt" style:font-name-complex="Times New Roman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1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0.053cm solid #000000" style:shadow="none"/>
      <style:text-properties style:font-name="Liberation Mono" fo:font-size="9pt" style:font-size-asian="9pt" fo:hyphenate="false" fo:hyphenation-remain-char-count="0" fo:hyphenation-push-char-count="0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style:font-name-complex="Cambria"/>
    </style:style>
    <style:style style:name="WW8Num3z0" style:family="text">
      <style:text-properties fo:color="#4f81bd" style:font-name="Symbol" style:font-name-complex="Symbol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Liberation mono" fo:font-size="9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size-complex="11pt"/>
    </style:style>
    <style:style style:name="mancia" style:family="text">
      <style:text-properties style:font-name="Liberation serif" style:font-size-asian="10.5pt"/>
    </style:style>
    <style:style style:name="PalabraNegro" style:family="text">
      <style:text-properties style:font-name="Liberation serif" fo:font-size="10pt" style:font-size-asian="10.5pt"/>
    </style:style>
    <style:style style:name="Palabra" style:family="text">
      <style:text-properties style:font-name="Liberation Serif1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1.588cm" fo:margin-right="1.6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565cm" fo:margin-right="1.65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3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Javier Herrera</meta:initial-creator>
    <meta:creation-date>2013-03-01T17:36:00</meta:creation-date>
    <dc:date>2019-02-03T22:35:40.36</dc:date>
    <meta:editing-cycles>55</meta:editing-cycles>
    <meta:editing-duration>PT13H17M59S</meta:editing-duration>
    <meta:generator>OpenOffice/4.1.0$Win32 OpenOffice.org_project/410m18$Build-9764</meta:generator>
    <dc:creator>María López Salas</dc:creator>
    <meta:document-statistic meta:table-count="12" meta:image-count="0" meta:object-count="0" meta:page-count="4" meta:paragraph-count="91" meta:word-count="1486" meta:character-count="9352"/>
    <meta:user-defined meta:name="Información 1"/>
    <meta:user-defined meta:name="Información 2"/>
    <meta:user-defined meta:name="Información 3"/>
    <meta:user-defined meta:name="Información 4"/>
  </office:meta>
</office:document-meta>
</file>